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B0000048EE1B95FC8089B9F15.png" manifest:media-type="image/png"/>
  <manifest:file-entry manifest:full-path="Pictures/10000201000001AA0000012F3A1667A8152DFAAE.png" manifest:media-type="image/png"/>
  <manifest:file-entry manifest:full-path="Pictures/1000020100000300000002E943F853848814AD28.png" manifest:media-type="image/png"/>
  <manifest:file-entry manifest:full-path="Pictures/10000201000003200000025851826947047906B1.png" manifest:media-type="image/png"/>
  <manifest:file-entry manifest:full-path="Pictures/100002010000017200000123161A95EC9B36F79A.png" manifest:media-type="image/png"/>
  <manifest:file-entry manifest:full-path="Pictures/10000201000002660000024EADC50BF384559886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83cm, 1.417cm, 0.252cm, 0.502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5cm" fo:min-width="4.65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9cm, 4.907cm, 0.622cm, 4.632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8cm, 1.004cm, 1.077cm, 11.577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49cm, 0.357cm, 0.595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18cm, 6.214cm, 4.134cm, 6.99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cm, 0.566cm, 0.595cm, 1.647cm)" draw:image-opacity="100%" style:mirror="none"/>
    </style:style>
    <style:style style:name="gr11" style:family="graphic" style:parent-style-name="objectwithoutfill">
      <style:graphic-properties draw:fill="none" draw:textarea-vertical-align="middl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49cm" svg:height="14.386cm" svg:x="1.5cm" svg:y="4.75cm">
          <draw:image xlink:href="Pictures/1000020100000300000002E943F853848814AD28.png" xlink:type="simple" xlink:show="embed" xlink:actuate="onLoad" draw:mime-type="image/png">
            <text:p/>
          </draw:image>
        </draw:frame>
        <draw:custom-shape draw:style-name="gr2" draw:text-style-name="P2" draw:layer="layout" svg:width="5.152cm" svg:height="14.75cm" svg:x="4.762cm" svg:y="4.7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447cm" svg:height="8.741cm" svg:x="5.781cm" svg:y="6.025cm">
          <draw:image xlink:href="Pictures/10000201000002660000024EADC50BF384559886.png" xlink:type="simple" xlink:show="embed" xlink:actuate="onLoad" draw:mime-type="image/png">
            <text:p/>
          </draw:image>
        </draw:frame>
        <draw:line draw:style-name="gr4" draw:text-style-name="P3" draw:layer="layout" svg:x1="4.591cm" svg:y1="5.296cm" svg:x2="6.136cm" svg:y2="7.481cm">
          <text:p/>
        </draw:line>
        <draw:line draw:style-name="gr4" draw:text-style-name="P3" draw:layer="layout" svg:x1="4.591cm" svg:y1="6.025cm" svg:x2="6.136cm" svg:y2="6.935cm">
          <text:p/>
        </draw:line>
        <draw:line draw:style-name="gr4" draw:text-style-name="P3" draw:layer="layout" svg:x1="4.591cm" svg:y1="6.753cm" svg:x2="6.136cm" svg:y2="8.574cm">
          <text:p/>
        </draw:line>
        <draw:line draw:style-name="gr4" draw:text-style-name="P3" draw:layer="layout" svg:x1="4.591cm" svg:y1="7.481cm" svg:x2="6.136cm" svg:y2="8.938cm">
          <text:p/>
        </draw:line>
        <draw:line draw:style-name="gr4" draw:text-style-name="P3" draw:layer="layout" svg:x1="4.591cm" svg:y1="8.028cm" svg:x2="6.136cm" svg:y2="9.485cm">
          <text:p/>
        </draw:line>
        <draw:line draw:style-name="gr4" draw:text-style-name="P3" draw:layer="layout" svg:x1="4.591cm" svg:y1="8.756cm" svg:x2="6.136cm" svg:y2="10.031cm">
          <text:p/>
        </draw:line>
        <draw:line draw:style-name="gr4" draw:text-style-name="P3" draw:layer="layout" svg:x1="4.591cm" svg:y1="9.667cm" svg:x2="6.136cm" svg:y2="10.395cm">
          <text:p/>
        </draw:line>
        <draw:line draw:style-name="gr4" draw:text-style-name="P3" draw:layer="layout" svg:x1="4.591cm" svg:y1="10.941cm" svg:x2="6.136cm" svg:y2="10.759cm">
          <text:p/>
        </draw:line>
        <draw:line draw:style-name="gr4" draw:text-style-name="P3" draw:layer="layout" svg:x1="4.591cm" svg:y1="11.67cm" svg:x2="6.136cm" svg:y2="11.306cm">
          <text:p/>
        </draw:line>
        <draw:line draw:style-name="gr4" draw:text-style-name="P3" draw:layer="layout" svg:x1="4.591cm" svg:y1="12.398cm" svg:x2="6.136cm" svg:y2="11.852cm">
          <text:p/>
        </draw:line>
        <draw:line draw:style-name="gr4" draw:text-style-name="P3" draw:layer="layout" svg:x1="4.591cm" svg:y1="13.126cm" svg:x2="6.136cm" svg:y2="12.398cm">
          <text:p/>
        </draw:line>
        <draw:line draw:style-name="gr4" draw:text-style-name="P3" draw:layer="layout" svg:x1="4.591cm" svg:y1="14.401cm" svg:x2="6.136cm" svg:y2="12.944cm">
          <text:p/>
        </draw:line>
        <draw:line draw:style-name="gr4" draw:text-style-name="P3" draw:layer="layout" svg:x1="4.591cm" svg:y1="15.312cm" svg:x2="6.136cm" svg:y2="13.309cm">
          <text:p/>
        </draw:line>
        <draw:line draw:style-name="gr4" draw:text-style-name="P3" draw:layer="layout" svg:x1="4.591cm" svg:y1="15.858cm" svg:x2="6.136cm" svg:y2="13.855cm">
          <text:p/>
        </draw:line>
        <draw:line draw:style-name="gr4" draw:text-style-name="P3" draw:layer="layout" svg:x1="4.591cm" svg:y1="16.586cm" svg:x2="8.884cm" svg:y2="13.855cm">
          <text:p/>
        </draw:line>
        <draw:frame draw:style-name="gr5" draw:text-style-name="P1" draw:layer="layout" svg:width="2.714cm" svg:height="4.75cm" svg:x="6.536cm" svg:y="16.25cm">
          <draw:image xlink:href="Pictures/10000201000003200000025851826947047906B1.png" xlink:type="simple" xlink:show="embed" xlink:actuate="onLoad" draw:mime-type="image/png">
            <text:p/>
          </draw:image>
        </draw:frame>
        <draw:frame draw:style-name="gr6" draw:text-style-name="P1" draw:layer="layout" svg:width="10.249cm" svg:height="6.699cm" svg:x="9.001cm" svg:y="21cm">
          <draw:image xlink:href="Pictures/10000201000001AA0000012F3A1667A8152DFAAE.png" xlink:type="simple" xlink:show="embed" xlink:actuate="onLoad" draw:mime-type="image/png">
            <text:p/>
          </draw:image>
        </draw:frame>
        <draw:frame draw:style-name="gr7" draw:text-style-name="P1" draw:layer="layout" svg:width="4.249cm" svg:height="3.309cm" svg:x="11.5cm" svg:y="1.441cm">
          <draw:image xlink:href="Pictures/100002010000054B0000048EE1B95FC8089B9F15.png" xlink:type="simple" xlink:show="embed" xlink:actuate="onLoad" draw:mime-type="image/png">
            <text:p/>
          </draw:image>
        </draw:frame>
        <draw:line draw:style-name="gr4" draw:text-style-name="P3" draw:layer="layout" svg:x1="9cm" svg:y1="7cm" svg:x2="11cm" svg:y2="4.25cm">
          <text:p/>
        </draw:line>
        <draw:line draw:style-name="gr4" draw:text-style-name="P3" draw:layer="layout" svg:x1="8.75cm" svg:y1="7.25cm" svg:x2="10cm" svg:y2="2.25cm">
          <text:p/>
        </draw:line>
        <draw:line draw:style-name="gr4" draw:text-style-name="P3" draw:layer="layout" svg:x1="14.8cm" svg:y1="6.75cm" svg:x2="12.8cm" svg:y2="6.75cm">
          <text:p/>
        </draw:line>
        <draw:line draw:style-name="gr4" draw:text-style-name="P3" draw:layer="layout" svg:x1="16cm" svg:y1="4.25cm" svg:x2="18.5cm" svg:y2="4.25cm">
          <text:p/>
        </draw:line>
        <draw:line draw:style-name="gr4" draw:text-style-name="P3" draw:layer="layout" svg:x1="16.75cm" svg:y1="3.75cm" svg:x2="17.25cm" svg:y2="4.25cm">
          <text:p/>
        </draw:line>
        <draw:line draw:style-name="gr4" draw:text-style-name="P3" draw:layer="layout" svg:x1="16.75cm" svg:y1="4.75cm" svg:x2="17.25cm" svg:y2="4.25cm">
          <text:p/>
        </draw:line>
        <draw:line draw:style-name="gr4" draw:text-style-name="P3" draw:layer="layout" svg:x1="16.75cm" svg:y1="4.75cm" svg:x2="16.75cm" svg:y2="3.75cm">
          <text:p/>
        </draw:line>
        <draw:line draw:style-name="gr4" draw:text-style-name="P3" draw:layer="layout" svg:x1="17.25cm" svg:y1="4.75cm" svg:x2="17.25cm" svg:y2="3.75cm">
          <text:p/>
        </draw:line>
        <draw:line draw:style-name="gr4" draw:text-style-name="P3" draw:layer="layout" svg:x1="17.25cm" svg:y1="3.75cm" svg:x2="17.5cm" svg:y2="3.75cm">
          <text:p/>
        </draw:line>
        <draw:line draw:style-name="gr4" draw:text-style-name="P3" draw:layer="layout" svg:x1="17cm" svg:y1="4.75cm" svg:x2="17.25cm" svg:y2="4.75cm">
          <text:p/>
        </draw:line>
        <draw:line draw:style-name="gr4" draw:text-style-name="P3" draw:layer="layout" svg:x1="12.25cm" svg:y1="6cm" svg:x2="18.5cm" svg:y2="6cm">
          <text:p/>
        </draw:line>
        <draw:line draw:style-name="gr4" draw:text-style-name="P3" draw:layer="layout" svg:x1="18.5cm" svg:y1="4.25cm" svg:x2="18.5cm" svg:y2="6cm">
          <text:p/>
        </draw:line>
        <draw:line draw:style-name="gr4" draw:text-style-name="P3" draw:layer="layout" svg:x1="10cm" svg:y1="8.15cm" svg:x2="9cm" svg:y2="8.4cm">
          <text:p/>
        </draw:line>
        <draw:line draw:style-name="gr4" draw:text-style-name="P3" draw:layer="layout" svg:x1="9cm" svg:y1="8.75cm" svg:x2="9.5cm" svg:y2="9.25cm">
          <text:p/>
        </draw:line>
        <draw:line draw:style-name="gr4" draw:text-style-name="P3" draw:layer="layout" svg:x1="9cm" svg:y1="12.5cm" svg:x2="9.5cm" svg:y2="12.75cm">
          <text:p/>
        </draw:line>
        <draw:line draw:style-name="gr4" draw:text-style-name="P3" draw:layer="layout" svg:x1="9.5cm" svg:y1="9.25cm" svg:x2="9.75cm" svg:y2="23.75cm">
          <text:p/>
        </draw:line>
        <draw:line draw:style-name="gr4" draw:text-style-name="P3" draw:layer="layout" svg:x1="9cm" svg:y1="9.25cm" svg:x2="9.5cm" svg:y2="9.75cm">
          <text:p/>
        </draw:line>
        <draw:line draw:style-name="gr4" draw:text-style-name="P3" draw:layer="layout" svg:x1="9cm" svg:y1="10cm" svg:x2="9.5cm" svg:y2="10.25cm">
          <text:p/>
        </draw:line>
        <draw:line draw:style-name="gr4" draw:text-style-name="P3" draw:layer="layout" svg:x1="9cm" svg:y1="10.5cm" svg:x2="9.5cm" svg:y2="10.75cm">
          <text:p/>
        </draw:line>
        <draw:line draw:style-name="gr4" draw:text-style-name="P3" draw:layer="layout" svg:x1="9cm" svg:y1="11cm" svg:x2="9.5cm" svg:y2="11.25cm">
          <text:p/>
        </draw:line>
        <draw:line draw:style-name="gr4" draw:text-style-name="P3" draw:layer="layout" svg:x1="9cm" svg:y1="11.25cm" svg:x2="9.5cm" svg:y2="11.5cm">
          <text:p/>
        </draw:line>
        <draw:line draw:style-name="gr4" draw:text-style-name="P3" draw:layer="layout" svg:x1="9cm" svg:y1="11.75cm" svg:x2="9.5cm" svg:y2="12cm">
          <text:p/>
        </draw:line>
        <draw:line draw:style-name="gr4" draw:text-style-name="P3" draw:layer="layout" svg:x1="9.75cm" svg:y1="20.25cm" svg:x2="12cm" svg:y2="21.75cm">
          <text:p/>
        </draw:line>
        <draw:line draw:style-name="gr4" draw:text-style-name="P3" draw:layer="layout" svg:x1="9.75cm" svg:y1="21cm" svg:x2="12cm" svg:y2="22.5cm">
          <text:p/>
        </draw:line>
        <draw:line draw:style-name="gr4" draw:text-style-name="P3" draw:layer="layout" svg:x1="12.25cm" svg:y1="24cm" svg:x2="9.75cm" svg:y2="23.25cm">
          <text:p/>
        </draw:line>
        <draw:line draw:style-name="gr4" draw:text-style-name="P3" draw:layer="layout" svg:x1="12cm" svg:y1="24.75cm" svg:x2="9.75cm" svg:y2="23.75cm">
          <text:p/>
        </draw:line>
        <draw:line draw:style-name="gr4" draw:text-style-name="P3" draw:layer="layout" svg:x1="12cm" svg:y1="25.25cm" svg:x2="10.25cm" svg:y2="25.25cm">
          <text:p/>
        </draw:line>
        <draw:line draw:style-name="gr4" draw:text-style-name="P3" draw:layer="layout" svg:x1="12cm" svg:y1="26.25cm" svg:x2="10.25cm" svg:y2="26.25cm">
          <text:p/>
        </draw:line>
        <draw:line draw:style-name="gr4" draw:text-style-name="P3" draw:layer="layout" svg:x1="12cm" svg:y1="27cm" svg:x2="10.25cm" svg:y2="27cm">
          <text:p/>
        </draw:line>
        <draw:line draw:style-name="gr4" draw:text-style-name="P3" draw:layer="layout" svg:x1="10.25cm" svg:y1="25.25cm" svg:x2="10.25cm" svg:y2="27.75cm">
          <text:p/>
        </draw:line>
        <draw:line draw:style-name="gr4" draw:text-style-name="P3" draw:layer="layout" svg:x1="16.25cm" svg:y1="21.5cm" svg:x2="16cm" svg:y2="8cm">
          <text:p/>
        </draw:line>
        <draw:line draw:style-name="gr4" draw:text-style-name="P3" draw:layer="layout" svg:x1="13cm" svg:y1="8cm" svg:x2="16cm" svg:y2="8cm">
          <text:p/>
        </draw:line>
        <draw:line draw:style-name="gr4" draw:text-style-name="P3" draw:layer="layout" svg:x1="12cm" svg:y1="15.25cm" svg:x2="15.5cm" svg:y2="25.25cm">
          <text:p/>
        </draw:line>
        <draw:line draw:style-name="gr4" draw:text-style-name="P3" draw:layer="layout" svg:x1="11.25cm" svg:y1="14.5cm" svg:x2="15.5cm" svg:y2="26.25cm">
          <text:p/>
        </draw:line>
        <draw:line draw:style-name="gr4" draw:text-style-name="P3" draw:layer="layout" svg:x1="10cm" svg:y1="13cm" svg:x2="15.5cm" svg:y2="27cm">
          <text:p/>
        </draw:line>
        <draw:line draw:style-name="gr4" draw:text-style-name="P3" draw:layer="layout" svg:x1="4.5cm" svg:y1="18cm" svg:x2="6.5cm" svg:y2="18cm">
          <text:p/>
        </draw:line>
        <draw:line draw:style-name="gr4" draw:text-style-name="P3" draw:layer="layout" svg:x1="4.5cm" svg:y1="18.75cm" svg:x2="6.75cm" svg:y2="17.5cm">
          <text:p/>
        </draw:line>
        <draw:line draw:style-name="gr4" draw:text-style-name="P3" draw:layer="layout" svg:x1="4.5cm" svg:y1="17.25cm" svg:x2="6.75cm" svg:y2="17cm">
          <text:p/>
        </draw:line>
        <draw:line draw:style-name="gr4" draw:text-style-name="P3" draw:layer="layout" svg:x1="7.5cm" svg:y1="15.5cm" svg:x2="6.75cm" svg:y2="16.5cm">
          <text:p/>
        </draw:line>
        <draw:line draw:style-name="gr4" draw:text-style-name="P3" draw:layer="layout" svg:x1="18.5cm" svg:y1="6cm" svg:x2="18.5cm" svg:y2="7.5cm">
          <text:p/>
        </draw:line>
        <draw:frame draw:style-name="gr8" draw:text-style-name="P4" draw:layer="layout" svg:width="1.171cm" svg:height="0.962cm" svg:x="18.079cm" svg:y="7.538cm">
          <draw:text-box>
            <text:p>5v</text:p>
          </draw:text-box>
        </draw:frame>
        <draw:frame draw:style-name="gr8" draw:text-style-name="P4" draw:layer="layout" svg:width="1.171cm" svg:height="0.962cm" svg:x="7.329cm" svg:y="15cm">
          <draw:text-box>
            <text:p>5v</text:p>
          </draw:text-box>
        </draw:frame>
        <draw:frame draw:style-name="gr8" draw:text-style-name="P4" draw:layer="layout" svg:width="1.522cm" svg:height="0.962cm" svg:x="16.079cm" svg:y="10.788cm">
          <draw:text-box>
            <text:p>3v3</text:p>
          </draw:text-box>
        </draw:frame>
        <draw:line draw:style-name="gr4" draw:text-style-name="P3" draw:layer="layout" svg:x1="12.75cm" svg:y1="16cm" svg:x2="14.75cm" svg:y2="16cm">
          <text:p/>
        </draw:line>
        <draw:line draw:style-name="gr4" draw:text-style-name="P3" draw:layer="layout" svg:x1="12.75cm" svg:y1="16.5cm" svg:x2="14.75cm" svg:y2="16.5cm">
          <text:p/>
        </draw:line>
        <draw:line draw:style-name="gr4" draw:text-style-name="P3" draw:layer="layout" svg:x1="12.75cm" svg:y1="18cm" svg:x2="14.75cm" svg:y2="18cm">
          <text:p/>
        </draw:line>
        <draw:line draw:style-name="gr4" draw:text-style-name="P3" draw:layer="layout" svg:x1="12.75cm" svg:y1="18.75cm" svg:x2="14.75cm" svg:y2="18.75cm">
          <text:p/>
        </draw:line>
        <draw:frame draw:style-name="gr9" draw:text-style-name="P6" draw:layer="layout" svg:width="2.855cm" svg:height="1.25cm" svg:x="13.5cm" svg:y="16.75cm">
          <draw:text-box>
            <text:p text:style-name="P5"><text:span text:style-name="T1">Optional</text:span></text:p>
            <text:p text:style-name="P5"><text:span text:style-name="T1">SD Card i/f</text:span></text:p>
          </draw:text-box>
        </draw:frame>
        <draw:line draw:style-name="gr4" draw:text-style-name="P3" draw:layer="layout" svg:x1="14.75cm" svg:y1="9.5cm" svg:x2="15.5cm" svg:y2="9.5cm">
          <text:p/>
        </draw:line>
        <draw:line draw:style-name="gr4" draw:text-style-name="P3" draw:layer="layout" svg:x1="15.5cm" svg:y1="9.5cm" svg:x2="15.25cm" svg:y2="23cm">
          <text:p/>
        </draw:line>
        <draw:line draw:style-name="gr4" draw:text-style-name="P3" draw:layer="layout" svg:x1="12.75cm" svg:y1="23.25cm" svg:x2="15.25cm" svg:y2="23cm">
          <text:p/>
        </draw:line>
        <draw:frame draw:style-name="gr10" draw:text-style-name="P1" draw:layer="layout" svg:width="5.499cm" svg:height="2.356cm" svg:x="3.751cm" svg:y="1.394cm">
          <draw:image xlink:href="Pictures/100002010000017200000123161A95EC9B36F79A.png" xlink:type="simple" xlink:show="embed" xlink:actuate="onLoad" draw:mime-type="image/png">
            <text:p/>
          </draw:image>
        </draw:frame>
        <draw:line draw:style-name="gr4" draw:text-style-name="P3" draw:layer="layout" svg:x1="3.75cm" svg:y1="2cm" svg:x2="2.25cm" svg:y2="2cm">
          <text:p/>
        </draw:line>
        <draw:line draw:style-name="gr4" draw:text-style-name="P3" draw:layer="layout" svg:x1="3.75cm" svg:y1="2.5cm" svg:x2="2.25cm" svg:y2="2.5cm">
          <text:p/>
        </draw:line>
        <draw:line draw:style-name="gr4" draw:text-style-name="P3" draw:layer="layout" svg:x1="4cm" svg:y1="3.25cm" svg:x2="3.25cm" svg:y2="5.25cm">
          <text:p/>
        </draw:line>
        <draw:line draw:style-name="gr4" draw:text-style-name="P3" draw:layer="layout" svg:x1="3.75cm" svg:y1="2.75cm" svg:x2="2.5cm" svg:y2="6cm">
          <text:p/>
        </draw:line>
        <draw:frame draw:style-name="gr8" draw:text-style-name="P6" draw:layer="layout" svg:width="0.951cm" svg:height="0.725cm" svg:x="1.25cm" svg:y="1.525cm">
          <draw:text-box>
            <text:p text:style-name="P5"><text:span text:style-name="T1">5v</text:span></text:p>
          </draw:text-box>
        </draw:frame>
        <draw:frame draw:style-name="gr8" draw:text-style-name="P6" draw:layer="layout" svg:width="1.442cm" svg:height="0.725cm" svg:x="1cm" svg:y="2.288cm">
          <draw:text-box>
            <text:p text:style-name="P5"><text:span text:style-name="T1">GND</text:span></text:p>
          </draw:text-box>
        </draw:frame>
        <draw:frame draw:style-name="gr8" draw:text-style-name="P6" draw:layer="layout" svg:width="1.442cm" svg:height="0.725cm" svg:x="9.5cm" svg:y="27.75cm">
          <draw:text-box>
            <text:p text:style-name="P5"><text:span text:style-name="T1">GND</text:span></text:p>
          </draw:text-box>
        </draw:frame>
        <draw:line draw:style-name="gr11" draw:text-style-name="P3" draw:layer="layout" svg:x1="11cm" svg:y1="2.25cm" svg:x2="10cm" svg:y2="2.25cm">
          <text:p/>
        </draw:line>
        <draw:frame draw:style-name="gr8" draw:text-style-name="P6" draw:layer="layout" svg:width="1.378cm" svg:height="1.199cm" svg:x="10cm" svg:y="3.301cm">
          <draw:text-box>
            <text:p text:style-name="P5"><text:span text:style-name="T1">IN+</text:span></text:p>
            <text:p text:style-name="P5"><text:span text:style-name="T1">Vbat</text:span></text:p>
          </draw:text-box>
        </draw:frame>
        <draw:frame draw:style-name="gr12" draw:text-style-name="P6" draw:layer="layout" svg:width="1.442cm" svg:height="1.449cm" svg:x="9.808cm" svg:y="1.25cm">
          <draw:text-box>
            <text:p text:style-name="P5"><text:span text:style-name="T1">IN-</text:span></text:p>
            <text:p text:style-name="P5"><text:span text:style-name="T1">GND</text:span></text:p>
          </draw:text-box>
        </draw:frame>
        <draw:frame draw:style-name="gr8" draw:text-style-name="P6" draw:layer="layout" svg:width="1.442cm" svg:height="0.725cm" svg:x="17.5cm" svg:y="1.525cm">
          <draw:text-box>
            <text:p text:style-name="P5"><text:span text:style-name="T1">GND</text:span></text:p>
          </draw:text-box>
        </draw:frame>
        <draw:line draw:style-name="gr4" draw:text-style-name="P3" draw:layer="layout" svg:x1="17.5cm" svg:y1="2cm" svg:x2="15.75cm" svg:y2="2cm">
          <text:p/>
        </draw:line>
        <draw:frame draw:style-name="gr8" draw:text-style-name="P6" draw:layer="layout" svg:width="1.442cm" svg:height="0.725cm" svg:x="14.8cm" svg:y="6.5cm">
          <draw:text-box>
            <text:p text:style-name="P5"><text:span text:style-name="T1">GND</text:span></text:p>
          </draw:text-box>
        </draw:frame>
        <draw:frame draw:style-name="gr8" draw:text-style-name="P6" draw:layer="layout" svg:width="1.641cm" svg:height="0.725cm" svg:x="14.859cm" svg:y="4.75cm">
          <draw:text-box>
            <text:p text:style-name="P5"><text:span text:style-name="T1">OUT+</text:span></text:p>
          </draw:text-box>
        </draw:frame>
        <draw:frame draw:style-name="gr8" draw:text-style-name="P6" draw:layer="layout" svg:width="1.514cm" svg:height="0.725cm" svg:x="15.609cm" svg:y="1.25cm">
          <draw:text-box>
            <text:p text:style-name="P5"><text:span text:style-name="T1">OUT-</text:span></text:p>
          </draw:text-box>
        </draw:frame>
        <draw:line draw:style-name="gr4" draw:text-style-name="P3" draw:layer="layout" svg:x1="16.25cm" svg:y1="20.25cm" svg:x2="18cm" svg:y2="20.25cm">
          <text:p/>
        </draw:line>
        <draw:line draw:style-name="gr4" draw:text-style-name="P3" draw:layer="layout" svg:x1="10.25cm" svg:y1="27.5cm" svg:x2="18cm" svg:y2="27.5cm">
          <text:p/>
        </draw:line>
        <draw:line draw:style-name="gr4" draw:text-style-name="P3" draw:layer="layout" svg:x1="18cm" svg:y1="20.25cm" svg:x2="18cm" svg:y2="24.75cm">
          <text:p/>
        </draw:line>
        <draw:line draw:style-name="gr4" draw:text-style-name="P3" draw:layer="layout" svg:x1="18cm" svg:y1="20.25cm" svg:x2="18cm" svg:y2="24.75cm">
          <text:p/>
        </draw:line>
        <draw:line draw:style-name="gr4" draw:text-style-name="P3" draw:layer="layout" svg:x1="18cm" svg:y1="20.25cm" svg:x2="18cm" svg:y2="24.75cm">
          <text:p/>
        </draw:line>
        <draw:line draw:style-name="gr4" draw:text-style-name="P3" draw:layer="layout" svg:x1="18cm" svg:y1="25.25cm" svg:x2="18cm" svg:y2="27.5cm">
          <text:p/>
        </draw:line>
        <draw:line draw:style-name="gr4" draw:text-style-name="P3" draw:layer="layout" svg:x1="18.5cm" svg:y1="24.75cm" svg:x2="17.5cm" svg:y2="24.75cm">
          <text:p/>
        </draw:line>
        <draw:line draw:style-name="gr4" draw:text-style-name="P3" draw:layer="layout" svg:x1="18.5cm" svg:y1="24.75cm" svg:x2="17.5cm" svg:y2="24.75cm">
          <text:p/>
        </draw:line>
        <draw:line draw:style-name="gr4" draw:text-style-name="P3" draw:layer="layout" svg:x1="18.5cm" svg:y1="25.15cm" svg:x2="17.5cm" svg:y2="25.15cm">
          <text:p/>
        </draw:line>
        <draw:frame draw:style-name="gr8" draw:text-style-name="P6" draw:layer="layout" svg:width="1.709cm" svg:height="0.725cm" svg:x="17.791cm" svg:y="25cm">
          <draw:text-box>
            <text:p text:style-name="P5"><text:span text:style-name="T1">100n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47ff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3T16:29:02.007534134</meta:creation-date>
    <dc:date>2022-12-31T13:06:28.623981006</dc:date>
    <meta:editing-duration>P5DT16H5M13S</meta:editing-duration>
    <meta:editing-cycles>3</meta:editing-cycles>
    <meta:generator>LibreOffice/7.0.3.1$MacOSX_X86_64 LibreOffice_project/d7547858d014d4cf69878db179d326fc3483e082</meta:generator>
    <meta:print-date>2022-12-24T12:11:24.648444159</meta:print-date>
    <meta:document-statistic meta:object-count="98"/>
  </office:meta>
</office:document-meta>
</file>